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TimestampConverter.SqlTimestamp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Converter.SqlTimestamp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Converter.getFormat( Locale locale , TimeZone time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